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007d" officeooo:paragraph-rsid="001200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Reinhardt</meta:initial-creator>
    <meta:creation-date>2013-10-30T14:48:43.775153812</meta:creation-date>
    <meta:generator>LibreOffice/5.0.3.2$Linux_X86_64 LibreOffice_project/00m0$Build-2</meta:generator>
    <dc:date>2016-01-18T15:05:39.798004701</dc:date>
    <meta:editing-duration>PT56S</meta:editing-duration>
    <meta:editing-cycles>3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